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paragraph-rsid="00156d9a" style:font-size-asian="12.25pt" style:font-size-complex="14pt"/>
    </style:style>
    <style:style style:name="P3" style:family="paragraph" style:parent-style-name="Standard">
      <style:text-properties fo:font-size="14pt" officeooo:rsid="00156d9a" officeooo:paragraph-rsid="00156d9a" style:font-size-asian="12.25pt" style:font-size-complex="14pt"/>
    </style:style>
    <style:style style:name="P4" style:family="paragraph" style:parent-style-name="Standard">
      <style:text-properties fo:font-size="14pt" officeooo:rsid="001662c0" officeooo:paragraph-rsid="001662c0" style:font-size-asian="12.25pt" style:font-size-complex="14pt"/>
    </style:style>
    <style:style style:name="P5" style:family="paragraph" style:parent-style-name="Standard">
      <style:text-properties fo:font-size="14pt" officeooo:rsid="0017f7e5" officeooo:paragraph-rsid="0017f7e5" style:font-size-asian="12.25pt" style:font-size-complex="14pt"/>
    </style:style>
    <style:style style:name="P6" style:family="paragraph" style:parent-style-name="Standard">
      <style:text-properties fo:font-size="14pt" officeooo:rsid="00190235" officeooo:paragraph-rsid="00190235" style:font-size-asian="12.25pt" style:font-size-complex="14pt"/>
    </style:style>
    <style:style style:name="P7" style:family="paragraph" style:parent-style-name="Standard">
      <style:text-properties fo:font-size="14pt" officeooo:rsid="001c5997" officeooo:paragraph-rsid="001c5997" style:font-size-asian="12.25pt" style:font-size-complex="14pt"/>
    </style:style>
    <style:style style:name="P8" style:family="paragraph" style:parent-style-name="Standard">
      <style:text-properties fo:font-size="14pt" officeooo:rsid="001c9ebb" officeooo:paragraph-rsid="001c9ebb" style:font-size-asian="12.25pt" style:font-size-complex="14pt"/>
    </style:style>
    <style:style style:name="P9" style:family="paragraph" style:parent-style-name="Standard">
      <style:text-properties fo:font-size="14pt" officeooo:rsid="001d172c" officeooo:paragraph-rsid="001d172c" style:font-size-asian="12.25pt" style:font-size-complex="14pt"/>
    </style:style>
    <style:style style:name="P10" style:family="paragraph" style:parent-style-name="Standard">
      <style:text-properties fo:font-size="14pt" officeooo:rsid="001d172c" officeooo:paragraph-rsid="001da214" style:font-size-asian="12.25pt" style:font-size-complex="14pt"/>
    </style:style>
    <style:style style:name="P11" style:family="paragraph" style:parent-style-name="Standard">
      <style:text-properties fo:font-size="14pt" officeooo:rsid="001da214" officeooo:paragraph-rsid="001da214" style:font-size-asian="12.25pt" style:font-size-complex="14pt"/>
    </style:style>
    <style:style style:name="T1" style:family="text">
      <style:text-properties officeooo:rsid="00156d9a"/>
    </style:style>
    <style:style style:name="T2" style:family="text">
      <style:text-properties fo:font-size="16pt" officeooo:rsid="00156d9a" style:font-size-asian="16pt" style:font-size-complex="16pt"/>
    </style:style>
    <style:style style:name="T3" style:family="text">
      <style:text-properties officeooo:rsid="001662c0"/>
    </style:style>
    <style:style style:name="T4" style:family="text">
      <style:text-properties officeooo:rsid="00190235"/>
    </style:style>
    <style:style style:name="T5" style:family="text">
      <style:text-properties officeooo:rsid="001ab188"/>
    </style:style>
    <style:style style:name="T6" style:family="text">
      <style:text-properties officeooo:rsid="001b17ac"/>
    </style:style>
    <style:style style:name="T7" style:family="text">
      <style:text-properties officeooo:rsid="001c5997"/>
    </style:style>
    <style:style style:name="T8" style:family="text">
      <style:text-properties officeooo:rsid="001d172c"/>
    </style:style>
    <style:style style:name="T9" style:family="text">
      <style:text-properties officeooo:rsid="001da2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2">MACHINE LEARNING SEMESTER PROJECT</text:span></text:p>
      <text:p text:style-name="P2"><text:tab/></text:p>
      <text:p text:style-name="P2"><text:tab/><text:tab/><text:tab/><text:tab/><text:span text:style-name="T1">SEMESTER – V</text:span></text:p>
      <text:p text:style-name="P2"/>
      <text:p text:style-name="P3">PREDICTION OF <text:s/>SURVIVAL OF PASSENGERS AFTER THE <text:s/></text:p>
      <text:p text:style-name="P3"><text:tab/><text:tab/><text:tab/><text:tab/>OF RMS TITANIC</text:p>
      <text:p text:style-name="P3"/>
      <text:p text:style-name="P3"/>
      <text:p text:style-name="P3">Project By:</text:p>
      <text:p text:style-name="P3"><text:tab/>Pushpak Prateek </text:p>
      <text:p text:style-name="P3"><text:tab/>19/11/EC/039</text:p>
      <text:p text:style-name="P3"><text:tab/><text:a xlink:type="simple" xlink:href="mailto:pushpa89_soe@jnu.ac.in" text:style-name="Internet_20_link" text:visited-style-name="Visited_20_Internet_20_Link">pushpa89_soe@jnu.ac.in</text:a></text:p>
      <text:p text:style-name="P3"><text:tab/>+91 9741573592</text:p>
      <text:p text:style-name="P3"/>
      <text:p text:style-name="P3"><text:tab/>Pragyan Jaiminy</text:p>
      <text:p text:style-name="P3"><text:tab/>19/11/EC/0<text:span text:style-name="T3">27</text:span></text:p>
      <text:p text:style-name="P4"><text:tab/><text:a xlink:type="simple" xlink:href="mailto:pragya32_soe@jnu.ac.in" text:style-name="Internet_20_link" text:visited-style-name="Visited_20_Internet_20_Link">pragya32_soe@jnu.ac.in</text:a></text:p>
      <text:p text:style-name="P4"><text:tab/></text:p>
      <text:p text:style-name="P4"><text:tab/>Tanuj Raghav</text:p>
      <text:p text:style-name="P4"><text:tab/>19/11/EC/028</text:p>
      <text:p text:style-name="P4"><text:tab/><text:a xlink:type="simple" xlink:href="mailto:tanuj81_soe@jnu.ac.in" text:style-name="Internet_20_link" text:visited-style-name="Visited_20_Internet_20_Link">tanuj81_soe@jnu.ac.in</text:a></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text:soft-page-break/>ANALYSIS OF DATA <text:s/>FROM FATALITY OF THE TITANIC AND PREDICTING <text:tab/><text:tab/><text:span text:style-name="T4">THE RESULT <text:s/>FOR A RANDOM PASSENGER</text:span></text:p>
      <text:p text:style-name="P3"/>
      <text:p text:style-name="P6"><text:span text:style-name="T6">One of the most ill-famed incident in the history shipping is th</text:span><text:span text:style-name="T5">e </text:span><text:span text:style-name="T6">going down of the Titanic. It sank after colliding with an iceberg. This resulted in the unfortunate death of 1502 out of 2224 passengers including crew members, mostly due to the unavailability of the lifeboats. Some were lucky to survive. Further researches and investigations shoed that luck was not the only factor that decided the fate of the travellers. <text:s/></text:span><text:span text:style-name="T7">The class of travelling, sex, age, number of siblings, number of parents, cabin number etc too were that affected the outcome. </text:span></text:p>
      <text:p text:style-name="P7">This project aims to <text:span text:style-name="T8">explore and analyse</text:span> the effect of these factors on the chance of survival of a traveller on board. Then we will go on to predict <text:span text:style-name="T8">if a given passenger survived or not</text:span> using the trained model.</text:p>
      <text:p text:style-name="P7"/>
      <text:p text:style-name="P7"/>
      <text:p text:style-name="P8">MOTIVATION AND CHALLENGES</text:p>
      <text:p text:style-name="P8"><text:tab/></text:p>
      <text:p text:style-name="P9">METHODOLOGY</text:p>
      <text:p text:style-name="P9"><text:tab/><text:span text:style-name="T9">The very first step in our pipeline would be to get the data. </text:span></text:p>
      <text:p text:style-name="P9"/>
      <text:p text:style-name="P10"><text:tab/><text:span text:style-name="T9">The second step will be preparing the data.</text:span></text:p>
      <text:p text:style-name="P9"/>
      <text:p text:style-name="P9"><text:tab/><text:span text:style-name="T9">The next and third step involves data preprocessing. </text:span></text:p>
      <text:p text:style-name="P9"/>
      <text:p text:style-name="P10"><text:tab/><text:span text:style-name="T9">We further move on to analyse the passenger manifest. This will give us <text:tab/>quite a bit of idea about what which direction we should head to. </text:span></text:p>
      <text:p text:style-name="P10"/>
      <text:p text:style-name="P10"><text:tab/><text:span text:style-name="T9">Once we are done with preparing and preprocessing. We will now split the data </text:span></text:p>
      <text:p text:style-name="P11"><text:tab/>into three parts for three diffrent usage. One will be to train the model, second <text:tab/>will be to validate and third one will be used to test the accuracy of the model.</text:p>
      <text:p text:style-name="P10"/>
      <text:p text:style-name="P10"><text:tab/><text:span text:style-name="T9">Then we start training the <text:s/>model. We will apply various algorithms and note </text:span></text:p>
      <text:p text:style-name="P10"><text:tab/><text:span text:style-name="T9">their accuracy of prediction. The one with highest accuracy will be chosen. </text:span></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10:45:25.394366669</meta:creation-date>
    <dc:date>2021-12-04T13:42:33.446481649</dc:date>
    <meta:editing-duration>PT9M45S</meta:editing-duration>
    <meta:editing-cycles>2</meta:editing-cycles>
    <meta:generator>LibreOffice/6.4.7.2$Linux_X86_64 LibreOffice_project/40$Build-2</meta:generator>
    <meta:document-statistic meta:table-count="0" meta:image-count="0" meta:object-count="0" meta:page-count="2" meta:paragraph-count="31" meta:word-count="310" meta:character-count="1898" meta:non-whitespace-character-count="1566"/>
  </office:meta>
</office:document-meta>
</file>